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Start</text:p>
      <text:p text:style-name="Standaard">Dit is een verhaal waar in je keuzes kunt maken, hierdoor verloopt het verhaal steeds anders. Probeer maar eens.</text:p>
      <text:p text:style-name="Standaard"/>
      <text:p text:style-name="Standaard">Stukje 1</text:p>
      <text:p text:style-name="Standaard">Je bent lekker met je vrienden buiten aan het spelen tot dat er een flinke storm aan komt. Je wilt<text:s/>eigenlijk gaan kijken wat er aan de hand is maar je vrienden willen, dat je wat anders doet.</text:p>
      <text:p text:style-name="Standaard">A je gaat naar huis = stukje 2</text:p>
      <text:p text:style-name="Standaard">B je blijft buiten spelen = stukje 3</text:p>
      <text:p text:style-name="Standaard">C je gaat op de storm af<text:s/>= stukje 8</text:p>
      <text:p text:style-name="Standaard"/>
      <text:p text:style-name="Standaard">Stukje 2 einde 1</text:p>
      <text:p text:style-name="Standaard">Je bent naar binnen gegaan en binnen is het veilig,<text:s/>daarom is dit het eind.</text:p>
      <text:p text:style-name="Standaard"/>
      <text:p text:style-name="Standaard">Stukje 3</text:p>
      <text:p text:style-name="Standaard">Het buiten spelen bevalt wel, maar er komt iemand naar je toe. Je ziet een tak leggen.</text:p>
      <text:p text:style-name="Standaard">A je pakt de tak op = stukje 4</text:p>
      <text:p text:style-name="Standaard">B je speelt veder<text:s/>= stukje 9</text:p>
      <text:p text:style-name="Standaard"/>
      <text:p text:style-name="Standaard">Stukje 4</text:p>
      <text:p text:style-name="Standaard">gaat in gevecht houding staan en kijkt wat er<text:s/>gebeurt. De gedaante komt steeds dichter bij en op eens hoor je <text:s/>je naam. de stem die je naam zei zegt ik moet je iets belangrijks zeggen. Je hoort hem aan en je komt er achter dat, hij je twee keuzes geeft</text:p>
      <text:p text:style-name="Standaard">A keuze 1 je gaat met hem mee. De strijd aan tegen het kwaad</text:p>
      <text:p text:style-name="Standaard">B keuze 2 je gaat naar zijn schuilplaats waar<text:s/>het<text:s/>veilig is</text:p>
      <text:p text:style-name="Standaard"/>
      <text:p text:style-name="Standaard">Stukje 5</text:p>
      <text:p text:style-name="Standaard">Je ziet dat de gedaante een elf is<text:s/>en je vraagt hem waarom hij naar jou kwam, want hij kon naar heel veel andere mensen gaan. De elf zei.<text:s/>Mijn naam is mees en<text:s/>Je bent een van de 100 mensen op de wereld met het puurste hard.</text:p>
      <text:p text:style-name="Standaard">A je gelooft hem = stukje 6</text:p>
      <text:p text:style-name="Standaard">B je gelooft hem niet</text:p>
      <text:p text:style-name="Standaard"/>
      <text:p text:style-name="Standaard"/>
      <text:soft-page-break/>
      <text:p text:style-name="Standaard">Stukje 6</text:p>
      <text:p text:style-name="Standaard">je vraagt hoe gaan we ten strijd. Mees zei we proberen alle 100 mensen met het puurste hard naar het strijd velt te halen.<text:s/>Per<text:s/>25 mensen met het puurste hard komt er een speciale kracht vrij, die de duivel kan weg vegen en iedereen heeft zijn eigen afzonderlijke kracht.</text:p>
      <text:p text:style-name="Standaard">A je vraagt naar jouw super kracht</text:p>
      <text:p text:style-name="Standaard">B<text:s/>jullie zijn bijna bij het strijd veld</text:p>
      <text:p text:style-name="Standaard"/>
      <text:p text:style-name="Standaard">Stukje 7</text:p>
      <text:p text:style-name="Standaard">je hebt de kracht:</text:p>
      <text:p text:style-name="Standaard">A vuur = stukje<text:s/></text:p>
      <text:p text:style-name="Standaard">B Aarde</text:p>
      <text:p text:style-name="Standaard">C water</text:p>
      <text:p text:style-name="Standaard"/>
      <text:p text:style-name="Standaard">Stukje 8</text:p>
      <text:p text:style-name="Standaard">De storm woekert heel erg maar, dat houd jou niet tegen je bent in het midden van de storm<text:s/>en je ziet een gedaante die jouw probeert aan te vallen. Je ziet dat een elf je te hulp schiet. Jullie vechten samen tegen de gedaante. Het gevecht is bestreden en de elf zegt dat hij mees heet.</text:p>
      <text:p text:style-name="Standaard">A Je ontdekt dat je een geheime kracht hebt<text:s/>= stukje 7</text:p>
      <text:p text:style-name="Standaard">B</text:p>
      <text:p text:style-name="Standaard"/>
      <text:p text:style-name="Standaard">Stukje 9</text:p>
      <text:p text:style-name="Standaard">Jij en je vrienden zijn nog steeds lekker aan het spelen, maar de storm wordt steeds erger. Op eens wordt je omsingelt door monsters maar jullie zien een opening</text:p>
      <text:p text:style-name="Standaard"/>
      <text:p text:style-name="Standaard"/>
      <text:p text:style-name="Standaard"/>
      <text:p text:style-name="Standaard"/>
      <text:p text:style-name="Standaard"/>
      <text:p text:style-name="Standaard"/>
      <text:p text:style-name="Standa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nnis ton</meta:initial-creator>
    <dc:creator>dennis ton</dc:creator>
    <meta:creation-date>2023-10-06T12:52:00Z</meta:creation-date>
    <dc:date>2023-10-16T08:52:00Z</dc:date>
    <meta:template xlink:href="Normal.dotm" xlink:type="simple"/>
    <meta:editing-cycles>6</meta:editing-cycles>
    <meta:editing-duration>PT9600S</meta:editing-duration>
    <meta:document-statistic meta:page-count="2" meta:paragraph-count="4" meta:word-count="353" meta:character-count="2292" meta:row-count="16" meta:non-whitespace-character-count="1943"/>
  </office:meta>
</office:document-meta>
</file>